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19aa" officeooo:paragraph-rsid="000919aa"/>
    </style:style>
    <style:style style:name="P2" style:family="paragraph" style:parent-style-name="Standard">
      <style:paragraph-properties fo:text-align="start" style:justify-single-word="false"/>
      <style:text-properties officeooo:rsid="000919aa" officeooo:paragraph-rsid="000919aa"/>
    </style:style>
    <style:style style:name="P3" style:family="paragraph" style:parent-style-name="Standard">
      <style:paragraph-properties fo:text-align="start" style:justify-single-word="false"/>
      <style:text-properties officeooo:rsid="000b05cf" officeooo:paragraph-rsid="000b05cf"/>
    </style:style>
    <style:style style:name="P4" style:family="paragraph" style:parent-style-name="Standard">
      <style:paragraph-properties fo:text-align="start" style:justify-single-word="false"/>
      <style:text-properties officeooo:paragraph-rsid="000b05cf"/>
    </style:style>
    <style:style style:name="P5" style:family="paragraph" style:parent-style-name="Standard">
      <style:paragraph-properties fo:text-align="start" style:justify-single-word="false"/>
      <style:text-properties officeooo:paragraph-rsid="000bbdb0"/>
    </style:style>
    <style:style style:name="P6" style:family="paragraph" style:parent-style-name="Standard">
      <style:paragraph-properties fo:text-align="start" style:justify-single-word="false"/>
      <style:text-properties officeooo:paragraph-rsid="0016c81a"/>
    </style:style>
    <style:style style:name="P7" style:family="paragraph" style:parent-style-name="Standard">
      <style:paragraph-properties fo:text-align="start" style:justify-single-word="false"/>
      <style:text-properties officeooo:rsid="000bbdb0" officeooo:paragraph-rsid="000bbdb0"/>
    </style:style>
    <style:style style:name="P8" style:family="paragraph" style:parent-style-name="Standard">
      <style:paragraph-properties fo:text-align="start" style:justify-single-word="false"/>
      <style:text-properties officeooo:rsid="000cede3" officeooo:paragraph-rsid="000cede3"/>
    </style:style>
    <style:style style:name="P9" style:family="paragraph" style:parent-style-name="Standard">
      <style:paragraph-properties fo:text-align="start" style:justify-single-word="false"/>
      <style:text-properties officeooo:rsid="000f3c0b" officeooo:paragraph-rsid="000f3c0b"/>
    </style:style>
    <style:style style:name="P10" style:family="paragraph" style:parent-style-name="Standard">
      <style:paragraph-properties fo:text-align="start" style:justify-single-word="false"/>
      <style:text-properties officeooo:rsid="00106ac0" officeooo:paragraph-rsid="00106ac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6ac0" officeooo:paragraph-rsid="00106ac0"/>
    </style:style>
    <style:style style:name="P12" style:family="paragraph" style:parent-style-name="Standard">
      <style:paragraph-properties fo:text-align="start" style:justify-single-word="false"/>
      <style:text-properties officeooo:rsid="0011da76" officeooo:paragraph-rsid="0011da76"/>
    </style:style>
    <style:style style:name="P13" style:family="paragraph" style:parent-style-name="Standard">
      <style:paragraph-properties fo:text-align="start" style:justify-single-word="false"/>
      <style:text-properties officeooo:rsid="00152b31" officeooo:paragraph-rsid="00152b31"/>
    </style:style>
    <style:style style:name="P14" style:family="paragraph" style:parent-style-name="Standard">
      <style:paragraph-properties fo:text-align="start" style:justify-single-word="false"/>
      <style:text-properties officeooo:rsid="001614fa" officeooo:paragraph-rsid="001614fa"/>
    </style:style>
    <style:style style:name="P15" style:family="paragraph" style:parent-style-name="Standard">
      <style:paragraph-properties fo:text-align="start" style:justify-single-word="false"/>
      <style:text-properties officeooo:rsid="0016c81a" officeooo:paragraph-rsid="0016c81a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6c81a" officeooo:paragraph-rsid="0016c81a"/>
    </style:style>
    <style:style style:name="P17" style:family="paragraph" style:parent-style-name="Standard">
      <style:paragraph-properties fo:text-align="start" style:justify-single-word="false"/>
      <style:text-properties officeooo:rsid="0018226f" officeooo:paragraph-rsid="0018226f"/>
    </style:style>
    <style:style style:name="P18" style:family="paragraph" style:parent-style-name="Standard">
      <style:paragraph-properties fo:text-align="start" style:justify-single-word="false"/>
      <style:text-properties officeooo:rsid="0018226f" officeooo:paragraph-rsid="00196746"/>
    </style:style>
    <style:style style:name="T1" style:family="text">
      <style:text-properties officeooo:rsid="000b05cf"/>
    </style:style>
    <style:style style:name="T2" style:family="text">
      <style:text-properties officeooo:rsid="000bbdb0"/>
    </style:style>
    <style:style style:name="T3" style:family="text">
      <style:text-properties officeooo:rsid="000de5d0"/>
    </style:style>
    <style:style style:name="T4" style:family="text">
      <style:text-properties officeooo:rsid="0013a378"/>
    </style:style>
    <style:style style:name="T5" style:family="text">
      <style:text-properties officeooo:rsid="00161719"/>
    </style:style>
    <style:style style:name="T6" style:family="text">
      <style:text-properties officeooo:rsid="0016c81a"/>
    </style:style>
    <style:style style:name="T7" style:family="text">
      <style:text-properties officeooo:rsid="001733bb"/>
    </style:style>
    <style:style style:name="T8" style:family="text">
      <style:text-properties officeooo:rsid="0017f4bd"/>
    </style:style>
    <style:style style:name="T9" style:family="text">
      <style:text-properties officeooo:rsid="001967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 работы НСИ на мосту OPC UA — USkat</text:p>
      <text:p text:style-name="P2"/>
      <text:p text:style-name="P3">Как это должно выглядеть со стороны.</text:p>
      <text:p text:style-name="P3"/>
      <text:p text:style-name="P3">Есть два режима моста:</text:p>
      <text:p text:style-name="P5"><text:span text:style-name="T1">1. слушаем события изменения НСИ на сервере и пишем новые значения в контроллер - ERri</text:span><text:span text:style-name="T2">Sinch <text:s/>и </text:span><text:span text:style-name="T1">слушаем изменения тегов НСИ на контроллере и пишем их на сервер - <text:s/>ERri</text:span><text:span text:style-name="T2">Sinch</text:span></text:p>
      <text:p text:style-name="P7">При этом если новое значение прошло в одном направлении, то его изменение должно игнорироваться в обратном (ПОДУМАТЬ КАК!)</text:p>
      <text:p text:style-name="P7">2. контроллер запросил передачу полностью блока своего НСИ - <text:s/><text:span text:style-name="T1">ERri</text:span>Download</text:p>
      <text:p text:style-name="P8">в течении этого процесса мы ничего с моста вверх передавать не должны пока не получим подтвержение о том что записали последний НСИ в контроллер. Только после этого переходим на прием. <text:span text:style-name="T3">При это на мосту уровне продолжаем слушать изменения НСИ на сервере системы и копить их до окончания загрузки. </text:span></text:p>
      <text:p text:style-name="P4"/>
      <text:p text:style-name="P9">Флаг «нужен НСИ» - булевый</text:p>
      <text:p text:style-name="P10">У сущности «статус НСИ» следующие состояния:</text:p>
      <text:list xml:id="list2979391632" text:style-name="L1">
        <text:list-item>
          <text:p text:style-name="P11">1 → 0 — контроллеру нужен НСИ, это в процессе работы</text:p>
        </text:list-item>
        <text:list-item>
          <text:p text:style-name="P11">неизвестно → 0 контроллеру нужен НСИ, это при старте модуля моста НСИ</text:p>
        </text:list-item>
        <text:list-item>
          <text:p text:style-name="P11">неизвестно → 1 у контроллера НСИ в норме, это при старте модуля моста НСИ</text:p>
        </text:list-item>
        <text:list-item>
          <text:p text:style-name="P11">0 → 1 — у контроллера НСИ стало в порядке, останавливаем процесс передачи </text:p>
        </text:list-item>
      </text:list>
      <text:p text:style-name="P10"/>
      <text:p text:style-name="P13">Тут еще учитываем процесс загрузки через комплексный тег и подтверждение записи</text:p>
      <text:p text:style-name="P13"/>
      <text:p text:style-name="P12">У модуля НСИ следующие состояния:</text:p>
      <text:p text:style-name="P12">- <text:span text:style-name="T4">работаем в штатном режиме — слушаем НСИ сервера USkat и пишем их в OPC</text:span></text:p>
      <text:p text:style-name="P12">- <text:span text:style-name="T4">стоим на паузе когда выставлен признак на контроллере «прошу НСИ»</text:span></text:p>
      <text:p text:style-name="P12"/>
      <text:p text:style-name="P14">Как вариант:</text:p>
      <text:p text:style-name="P14">Выделяем в отдельный класс RriDownloader у которого чисто задача пошагово читать с сервера и писать в драйвер. На каждом шаге проверять что предыдущая операция завершилась удачно и переходить к следующей. Как только все теги переписаны <text:s/></text:p>
      <text:p text:style-name="P14"/>
      <text:p text:style-name="P14">У подмодуля OpcRriDataModule выкинуть нах.й все его состояния ERriControllerState <text:s/>и переписать его OpcRriDataModule::doDoJob без <text:span text:style-name="T5">разделения на этап</text:span></text:p>
      <text:p text:style-name="P14"/>
      <text:p text:style-name="P15">Переписываем StatusRriMonitor в следующем виде.</text:p>
      <text:p text:style-name="P6"><text:span text:style-name="T6">Инкапсулируем внутри этого класса все процессы:</text:span></text:p>
      <text:list xml:id="list4264956755" text:style-name="L2">
        <text:list-item>
          <text:p text:style-name="P16">мониторинг требования «дай НСИ» - <text:span text:style-name="T7">просто ловим переход 1 → 0</text:span></text:p>
        </text:list-item>
        <text:list-item>
          <text:p text:style-name="P16">начало загрузки НСИ — <text:span text:style-name="T8">выставляем индекс первого параметра, читаем его и пишем в драйвер, выходим из doDoJob()</text:span></text:p>
        </text:list-item>
        <text:list-item>
          <text:p text:style-name="P16">запись очередного параметра НСИ с сервера в комплексный тег — <text:span text:style-name="T8">проверяем успешность записи предыдущего тега, в случае успеха пишем следующий. В случае неуспеха повторяем попытку. Если кол-во <text:s/>попыток превысило 3, то завершаем загрузку аварийно.</text:span></text:p>
        </text:list-item>
        <text:list-item>
          <text:p text:style-name="P16">окончание загрузки — <text:span text:style-name="T8">проверяем что все теги записались (успешно), выставляем признак «НСИ обновлено», проверяем на следующем цикле что <text:s/></text:span></text:p>
        </text:list-item>
      </text:list>
      <text:p text:style-name="P15">Нах.й все public методы </text:p>
      <text:p text:style-name="P15"/>
      <text:p text:style-name="P17">ТЗ на допиливание функционала:</text:p>
      <text:p text:style-name="P18"><text:soft-page-break/>1. системное описание — вводим класс RriDownloader, объект rriDownloader, событие <text:span text:style-name="T9">rriDownloadError или вводимпонятие система и навешиваем на нее такое событие, а также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mitry  Egorov</meta:initial-creator>
    <meta:creation-date>2024-08-12T12:45:16.899520672</meta:creation-date>
    <dc:date>2024-08-13T22:36:23.909806797</dc:date>
    <dc:creator>Dmitry  Egorov</dc:creator>
    <meta:editing-duration>PT1H39M5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402" meta:character-count="2626" meta:non-whitespace-character-count="2240"/>
  </office:meta>
</office:document-meta>
</file>